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2" table:default-cell-style-name="ce11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 (window)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2k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1_01_0.1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2_02_0.2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1_01_0.1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2_02_0.2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MISH_MISH_MISH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MISH_MISH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W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W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W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L1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L1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AX=0.05;wd=0.001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Linear;L=20_2_1;DROP=0.0_0.0_0.0;X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5 Sheet1.F10:Sheet1.F13 Sheet1.F18:Sheet1.F21 Sheet1.F26:Sheet1.F29 Sheet1.F35:Sheet1.F41 Sheet1.F43:Sheet1.F45 Sheet1.F47:Sheet1.F49 Sheet1.F51:Sheet1.F53 Sheet1.F55:Sheet1.F57 Sheet1.F59:Sheet1.F61 Sheet1.F63:Sheet1.F68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20:31:31.071000000</dc:date>
    <meta:editing-duration>P3DT6H45M29S</meta:editing-duration>
    <meta:editing-cycles>254</meta:editing-cycles>
    <meta:document-statistic meta:table-count="1" meta:cell-count="483" meta:object-count="0"/>
  </office:meta>
</office:document-meta>
</file>